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/>
      <style:text-properties officeooo:paragraph-rsid="001e732f"/>
    </style:style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 style:list-style-name="L6">
      <style:paragraph-properties fo:margin-top="0cm" fo:margin-bottom="0cm" style:contextual-spacing="false"/>
      <style:text-properties officeooo:paragraph-rsid="001c95ab"/>
    </style:style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1c95ab"/>
    </style:style>
    <style:style style:name="T2" style:family="text">
      <style:text-properties officeooo:rsid="001e732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eso Pesado</text:span></text:h>
      <text:list text:style-name="L1">
        <text:list-item>
          <text:p text:style-name="P1"><text:span text:style-name="Strong_20_Emphasis">Jon Jones</text:span>: Campeón actual. Sigue siendo una figura dominante.</text:p>
        </text:list-item>
        <text:list-item>
          <text:p text:style-name="P1"><text:span text:style-name="Strong_20_Emphasis">Tom Aspinall</text:span>: Campeón interino, ha demostrado un crecimiento espectacular.</text:p>
        </text:list-item>
        <text:list-item>
          <text:p text:style-name="P1"><text:span text:style-name="Strong_20_Emphasis">Sergei Pavlovich</text:span>: Otro contendiente importante que sigue acumulando victorias​</text:p>
          <text:p text:style-name="P1"/>
        </text:list-item>
      </text:list>
      <text:h text:style-name="Heading_20_3" text:outline-level="3"><text:span text:style-name="Strong_20_Emphasis">Peso Semipesado</text:span></text:h>
      <text:list text:style-name="L2">
        <text:list-item>
          <text:p text:style-name="P3"><text:span text:style-name="Strong_20_Emphasis">Alex Pereira</text:span>: Campeón actual, conocido por su habilidad tanto en kickboxing como en MMA.</text:p>
        </text:list-item>
        <text:list-item>
          <text:p text:style-name="P3"><text:span text:style-name="Strong_20_Emphasis">Jiří Procházka</text:span>: Contendiente destacado, excampeón con un estilo único​</text:p>
        </text:list-item>
      </text:list>
      <text:h text:style-name="Heading_20_3" text:outline-level="3"><text:span text:style-name="Strong_20_Emphasis">Peso Medio</text:span></text:h>
      <text:list text:style-name="L3">
        <text:list-item>
          <text:p text:style-name="P4"><text:span text:style-name="Strong_20_Emphasis">Dricus Du Plessis</text:span>: Campeón actual. Ha superado grandes nombres para alcanzar la cima.</text:p>
        </text:list-item>
        <text:list-item>
          <text:p text:style-name="P4"><text:span text:style-name="Strong_20_Emphasis">Sean Strickland</text:span> e <text:span text:style-name="Strong_20_Emphasis">Israel Adesanya</text:span>: Contendientes notables, especialmente Adesanya por su dominio previo en la división</text:p>
        </text:list-item>
        <text:list-item>
          <text:p text:style-name="P4"><text:span text:style-name="Strong_20_Emphasis">Khamzat Chimaev</text:span>, quien subió a la división y ya se posiciona como una amenaza seria. </text:p>
        </text:list-item>
      </text:list>
      <text:h text:style-name="Heading_20_3" text:outline-level="3"><text:span text:style-name="Strong_20_Emphasis">Peso Welter</text:span></text:h>
      <text:list text:style-name="L4">
        <text:list-item>
          <text:p text:style-name="P5"><text:span text:style-name="Strong_20_Emphasis">Belal Muhammad</text:span>: Campeón actual, con un estilo basado en la consistencia y estrategia.</text:p>
        </text:list-item>
        <text:list-item>
          <text:p text:style-name="P5"><text:span text:style-name="Strong_20_Emphasis">Leon Edwards</text:span>: Excampeón que sigue siendo una amenaza importante</text:p>
        </text:list-item>
        <text:list-item>
          <text:p text:style-name="P5"><text:span text:style-name="Strong_20_Emphasis">Shavkat Rakhmonov</text:span>, invicto y considerado uno de los peleadores con más futuro en la división. </text:p>
        </text:list-item>
      </text:list>
      <text:h text:style-name="Heading_20_3" text:outline-level="3"><text:span text:style-name="Strong_20_Emphasis">Peso Ligero</text:span></text:h>
      <text:list text:style-name="L5">
        <text:list-item>
          <text:p text:style-name="P6"><text:span text:style-name="Strong_20_Emphasis">Islam Makhachev</text:span>: Sigue siendo un nombre dominante en la división.</text:p>
        </text:list-item>
        <text:list-item>
          <text:p text:style-name="P6"><text:span text:style-name="Strong_20_Emphasis">Charles Oliveira</text:span>: Siempre competitivo, es uno de los nombres más reconocidos en esta categoría​</text:p>
        </text:list-item>
        <text:list-item>
          <text:p text:style-name="P6"><text:span text:style-name="Strong_20_Emphasis">Justin Gaethje</text:span>, quien sigue siendo emocionante y competitivo en peleas clave. </text:p>
        </text:list-item>
        <text:list-item>
          <text:p text:style-name="P7"><text:span text:style-name="T2">Dustin Poirier </text:span>Es un excampeón interino del peso ligero y sigue siendo uno de los luchadores más respetados y emocionantes de su división </text:p>
        </text:list-item>
      </text:list>
      <text:h text:style-name="Heading_20_3" text:outline-level="3"><text:span text:style-name="Strong_20_Emphasis">Peso Pluma</text:span></text:h>
      <text:list text:style-name="L6">
        <text:list-item>
          <text:p text:style-name="P8"><text:span text:style-name="Strong_20_Emphasis">Alexander Volkanovski</text:span>: Considerado el mejor en esta división.</text:p>
        </text:list-item>
        <text:list-item>
          <text:p text:style-name="P8"><text:span text:style-name="Strong_20_Emphasis">Max Holloway</text:span>: Un excampeón que sigue siendo un rival peligroso​</text:p>
        </text:list-item>
        <text:list-item>
          <text:p text:style-name="P9"><text:span text:style-name="Strong_20_Emphasis"><text:span text:style-name="T1">Ilia Topuria</text:span></text:span></text:p>
        </text:list-item>
      </text:list>
      <text:p text:style-name="P2"><text:tab/></text:p>
      <text:p text:style-name="P2"/>
      <text:p text:style-name="P2"/>
      <text:p text:style-name="P2"/>
      <text:p text:style-name="P2"/>
      <text:h text:style-name="Heading_20_3" text:outline-level="3"><text:span text:style-name="Strong_20_Emphasis">Categorías Femeninas</text:span></text:h>
      <text:list text:style-name="L7">
        <text:list-item>
          <text:p text:style-name="P11"><text:span text:style-name="Strong_20_Emphasis">Peso Paja</text:span>: <text:span text:style-name="Strong_20_Emphasis">Zhang Weili</text:span> sigue siendo una de las figuras más relevantes en esta categoría.</text:p>
        </text:list-item>
        <text:list-item>
          <text:p text:style-name="P10"><text:span text:style-name="Strong_20_Emphasis">Peso Mosca</text:span>: <text:span text:style-name="Strong_20_Emphasis">Alexa Grasso</text:span> y <text:span text:style-name="Strong_20_Emphasis">Valentina Shevchenko</text:span> han protagonizado algunos de los combat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3:19:10.065000000</meta:creation-date>
    <dc:date>2024-11-18T23:26:30.385000000</dc:date>
    <meta:editing-duration>PT7M18S</meta:editing-duration>
    <meta:editing-cycles>6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9" meta:word-count="272" meta:character-count="1700" meta:non-whitespace-character-count="1467"/>
  </office:meta>
</office:document-meta>
</file>